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349cm" svg:y="-1.48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45:52</meta:creation-date>
    <dc:date>2012-11-13T10:50:01</dc:date>
    <dc:creator>kkk </dc:creator>
    <meta:editing-duration>PT1M29S</meta:editing-duration>
    <meta:editing-cycles>1</meta:editing-cycles>
    <meta:generator>LibreOffice/3.3$Linux LibreOffice_project/330m19$Build-401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1.583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118cm" svg:height="2.031cm" svg:x="2.919cm" svg:y="0.27cm">
          <draw:text-box>
            <text:p><text:span text:style-name="T1">ان دو سیدھی تاروں پر نقطہ</text:span></text:p>
            <text:p><text:span text:style-name="T1"><text:s/></text:span><text:span text:style-name="T1">ان کے مابین جوڑ کو ظاہر</text:span></text:p>
            <text:p><text:span text:style-name="T1"><text:s/></text:span><text:span text:style-name="T1">کرتی ہے یوں یہ دونوں</text:span></text:p>
            <text:p><text:span text:style-name="T1"><text:s/></text:span><text:span text:style-name="T1">تاریں آپس میں جڑی ہیں</text:span></text:p>
          </draw:text-box>
          <draw:glue-point draw:id="4" svg:x="0.044cm" svg:y="4.16cm"/>
        </draw:frame>
        <draw:line draw:style-name="gr2" draw:text-style-name="P2" draw:layer="layout" svg:x1="1.007cm" svg:y1="2.865cm" svg:x2="2.052cm" svg:y2="2.865cm">
          <text:p/>
        </draw:line>
        <draw:line draw:style-name="gr2" draw:text-style-name="P2" draw:layer="layout" svg:x1="2.053cm" svg:y1="2.865cm" svg:x2="2.053cm" svg:y2="3.187cm">
          <text:p/>
        </draw:line>
        <draw:line draw:style-name="gr2" draw:text-style-name="P2" draw:layer="layout" svg:x1="2.053cm" svg:y1="2.865cm" svg:x2="2.491cm" svg:y2="2.865cm">
          <text:p/>
        </draw:line>
        <draw:line draw:style-name="gr2" draw:text-style-name="P2" draw:layer="layout" svg:x1="2.053cm" svg:y1="3.187cm" svg:x2="2.466cm" svg:y2="3.187cm">
          <text:p/>
        </draw:line>
        <draw:line draw:style-name="gr2" draw:text-style-name="P2" draw:layer="layout" svg:x1="4.247cm" svg:y1="2.84cm" svg:x2="5.628cm" svg:y2="2.84cm">
          <text:p/>
        </draw:line>
        <draw:line draw:style-name="gr2" draw:text-style-name="P2" draw:layer="layout" svg:x1="4.841cm" svg:y1="2.427cm" svg:x2="4.841cm" svg:y2="3.227cm">
          <text:p/>
        </draw:line>
        <draw:custom-shape draw:style-name="gr3" draw:text-style-name="P2" draw:layer="layout" svg:width="0.115cm" svg:height="0.115cm" svg:x="4.781cm" svg:y="2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82cm" svg:y1="2.815cm" svg:x2="8.363cm" svg:y2="2.815cm">
          <text:p/>
        </draw:line>
        <draw:line draw:style-name="gr2" draw:text-style-name="P2" draw:layer="layout" svg:x1="7.588cm" svg:y1="2.402cm" svg:x2="7.588cm" svg:y2="3.292cm">
          <text:p/>
        </draw:line>
        <draw:frame draw:style-name="gr4" draw:text-style-name="P1" xml:id="id1" draw:id="id1" draw:layer="layout" svg:width="2.403cm" svg:height="1.269cm" svg:x="6.236cm" svg:y="0.451cm">
          <draw:text-box>
            <text:p><text:span text:style-name="T1">یہ دو سیدھی تاریں</text:span></text:p>
            <text:p><text:span text:style-name="T1"><text:s/></text:span><text:span text:style-name="T1">آپس میں نہیں جڑیں</text:span></text:p>
          </draw:text-box>
        </draw:frame>
        <draw:connector draw:style-name="gr5" draw:text-style-name="P2" draw:layer="layout" draw:type="curve" svg:x1="7.437cm" svg:y1="1.592cm" svg:x2="7.511cm" svg:y2="2.195cm" draw:start-shape="id1" draw:start-glue-point="2" svg:d="m7437 1592c0 828 74 527 74 603">
          <text:p/>
        </draw:connector>
        <draw:connector draw:style-name="gr5" draw:text-style-name="P2" draw:layer="layout" draw:type="curve" draw:line-skew="-0.486cm" svg:x1="4.491cm" svg:y1="2.129cm" svg:x2="4.609cm" svg:y2="2.659cm" draw:start-shape="id2" draw:start-glue-point="4" svg:d="m4491 2129c0 279 118 14 118 530">
          <text:p/>
        </draw:connector>
        <draw:frame draw:style-name="gr4" draw:text-style-name="P4" xml:id="id3" draw:id="id3" draw:layer="layout" svg:width="2.403cm" svg:height="1.269cm" svg:x="0.403cm" svg:y="0.619cm">
          <draw:text-box>
            <text:p text:style-name="P3"><text:span text:style-name="T1">یہ تمام آپس میں جڑی ہیں</text:span></text:p>
          </draw:text-box>
        </draw:frame>
        <draw:connector draw:style-name="gr5" draw:text-style-name="P2" draw:layer="layout" draw:type="curve" draw:line-skew="-0.248cm" svg:x1="1.604cm" svg:y1="1.888cm" svg:x2="1.782cm" svg:y2="2.582cm" draw:start-shape="id3" draw:start-glue-point="2" svg:d="m1604 1888c0 523 178 177 178 694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